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" style:family="table-cell" style:parent-style-name="Default" style:data-style-name="N3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3">
      <style:table-cell-properties fo:border-top="none" fo:border-bottom="thin solid #000000" fo:border-left="none" fo:border-right="thin solid #000000"/>
    </style:style>
    <style:style style:name="ce12" style:family="table-cell" style:parent-style-name="Default" style:data-style-name="N36"/>
    <style:style style:name="ce13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5" style:family="table-cell" style:parent-style-name="Default" style:data-style-name="N37"/>
    <style:style style:name="ce16" style:family="table-cell" style:parent-style-name="Default" style:data-style-name="N38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3">
      <style:table-cell-properties fo:border-top="none" fo:border-bottom="thin solid #000000" fo:border-left="thin solid #000000" fo:border-right="none"/>
    </style:style>
    <style:style style:name="ce18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38">
      <style:table-cell-properties fo:border-top="none" fo:border-bottom="thin solid #000000" fo:border-left="none" fo:border-right="thin solid #000000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fo:background-color="#FFD966"/>
    </style:style>
    <style:style style:name="ce21" style:family="table-cell" style:parent-style-name="Default" style:data-style-name="N3">
      <style:table-cell-properties fo:background-color="#FFD966"/>
    </style:style>
    <style:style style:name="ce22" style:family="table-cell" style:parent-style-name="Default" style:data-style-name="N3">
      <style:table-cell-properties fo:border-top="none" fo:border-bottom="thin solid #000000" fo:border-left="none" fo:border-right="none" fo:background-color="#FFD966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ackground-color="#FFD966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fo:background-color="#FFD966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3">
      <style:table-cell-properties fo:background-color="transparent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2.40770833333333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co5" style:family="table-column">
      <style:table-column-properties fo:break-before="auto" style:column-width="2.619375cm" style:use-optimal-column-width="true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2.69875cm" style:use-optimal-column-width="true"/>
    </style:style>
    <style:style style:name="co8" style:family="table-column">
      <style:table-column-properties fo:break-before="auto" style:column-width="3.38666666666667cm" style:use-optimal-column-width="true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3.730625cm" style:use-optimal-column-width="true"/>
    </style:style>
    <style:style style:name="co13" style:family="table-column">
      <style:table-column-properties fo:break-before="auto" style:column-width="1.45520833333333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0" style:family="table-cell" style:parent-style-name="Default" style:data-style-name="N38">
      <style:table-cell-properties fo:border-top="none" fo:border-bottom="none" fo:border-left="none" fo:border-right="thin solid #000000"/>
      <style:map style:condition="of:cell-content-is-between(0.01,-0.01)" style:apply-style-name="cf1"/>
      <style:map style:condition="of:cell-content()&lt;-0.01" style:apply-style-name="cf2"/>
      <style:map style:condition="of:cell-content()&gt;0.01" style:apply-style-name="cf2"/>
    </style:style>
    <style:style style:name="ce31" style:family="table-cell" style:parent-style-name="Default" style:data-style-name="N38">
      <style:table-cell-properties fo:border-top="none" fo:border-bottom="thin solid #000000" fo:border-left="none" fo:border-right="thin solid #000000"/>
      <style:map style:condition="of:cell-content-is-between(0.01,-0.01)" style:apply-style-name="cf1"/>
      <style:map style:condition="of:cell-content()&lt;-0.01" style:apply-style-name="cf2"/>
      <style:map style:condition="of:cell-content()&gt;0.01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6"/>
        <table:table-column table:style-name="co4" table:default-cell-style-name="ce1"/>
        <table:table-column table:style-name="co1" table:default-cell-style-name="ce1"/>
        <table:table-column table:style-name="co5" table:default-cell-style-name="ce6"/>
        <table:table-column table:style-name="co4" table:default-cell-style-name="ce1"/>
        <table:table-column table:style-name="co1" table:default-cell-style-name="ce1"/>
        <table:table-column table:style-name="co5" table:default-cell-style-name="ce6"/>
        <table:table-column table:style-name="co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4">
            <text:p>BA284</text:p>
          </table:table-cell>
          <table:table-cell table:number-columns-repeated="2" table:style-name="ce1"/>
          <table:table-cell office:value-type="string" table:style-name="ce25">
            <text:p>B182C</text:p>
          </table:table-cell>
          <table:table-cell table:number-columns-repeated="2" table:style-name="ce1"/>
          <table:table-cell office:value-type="string" table:style-name="ce25">
            <text:p>B211</text:p>
          </table:table-cell>
          <table:table-cell table:number-columns-repeated="2" table:style-name="ce1"/>
          <table:table-cell office:value-type="string" table:style-name="ce25">
            <text:p>B205</text:p>
          </table:table-cell>
          <table:table-cell table:number-columns-repeated="3" table:style-name="ce1"/>
          <table:table-cell office:value-type="string" table:number-columns-spanned="3" table:number-rows-spanned="10" table:style-name="ce29">
            <text:p>Updated: 10/06/2018</text:p>
            <text:p/>
            <text:p><text:span text:style-name="T1">unless otherwise specified <text:s/>1% tolerance metal film resistors and 10% tolerance film capacitors (or better) are recommended</text:span>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uantity</text:p>
          </table:table-cell>
          <table:table-cell office:value-type="string" table:style-name="ce6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uantity</text:p>
          </table:table-cell>
          <table:table-cell office:value-type="string" table:style-name="ce6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uantity</text:p>
          </table:table-cell>
          <table:table-cell office:value-type="string" table:style-name="ce6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uantity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1">
            <text:p>IC</text:p>
          </table:table-cell>
          <table:table-cell office:value-type="string" table:style-name="ce1">
            <text:p>TL072 / NE5532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IC</text:p>
          </table:table-cell>
          <table:table-cell office:value-type="string" table:style-name="ce1">
            <text:p>TL074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IC</text:p>
          </table:table-cell>
          <table:table-cell office:value-type="string" table:style-name="ce1">
            <text:p>TL074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Potentiometer</text:p>
          </table:table-cell>
          <table:table-cell office:value-type="string" table:style-name="ce1">
            <text:p>10k linear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1">
            <text:p>Resistor</text:p>
          </table:table-cell>
          <table:table-cell office:value-type="float" office:value="10000" table:style-name="ce2">
            <text:p>10.000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Capacitor</text:p>
          </table:table-cell>
          <table:table-cell office:value-type="string" table:style-name="ce1">
            <text:p>1uf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Capacitor</text:p>
          </table:table-cell>
          <table:table-cell office:value-type="string" table:style-name="ce26">
            <text:p>0,1uF</text:p>
          </table:table-cell>
          <table:table-cell office:value-type="float" office:value="7" table:style-name="ce1">
            <text:p>7</text:p>
          </table:table-cell>
          <table:table-cell office:value-type="string" table:style-name="ce6">
            <text:p>Rotary Switch</text:p>
          </table:table-cell>
          <table:table-cell office:value-type="string" table:style-name="ce1">
            <text:p>12 Pos. / 3 Pole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1">
            <text:p>Capacitor</text:p>
          </table:table-cell>
          <table:table-cell office:value-type="string" table:style-name="ce1">
            <text:p>471K (ceramic)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Capacitor</text:p>
          </table:table-cell>
          <table:table-cell office:value-type="string" table:style-name="ce1">
            <text:p>0,47uF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Capacitor</text:p>
          </table:table-cell>
          <table:table-cell office:value-type="string" table:style-name="ce26">
            <text:p>0,047uF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Switch</text:p>
          </table:table-cell>
          <table:table-cell office:value-type="string" table:style-name="ce1">
            <text:p>3 Way / 2 pole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1">
            <text:p>Capacitor</text:p>
          </table:table-cell>
          <table:table-cell office:value-type="string" table:style-name="ce1">
            <text:p>181K (ceramic)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Capacitor</text:p>
          </table:table-cell>
          <table:table-cell office:value-type="string" table:style-name="ce1">
            <text:p>0,22uF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Capacitor</text:p>
          </table:table-cell>
          <table:table-cell office:value-type="string" table:style-name="ce26">
            <text:p>0,022uF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Potentiometer</text:p>
          </table:table-cell>
          <table:table-cell office:value-type="string" table:style-name="ce1">
            <text:p>50k linear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6">
            <text:p>Capacitor</text:p>
          </table:table-cell>
          <table:table-cell office:value-type="string" table:style-name="ce1">
            <text:p>0,1uF</text:p>
          </table:table-cell>
          <table:table-cell office:value-type="float" office:value="6" table:style-name="ce1">
            <text:p>6</text:p>
          </table:table-cell>
          <table:table-cell office:value-type="string" table:style-name="ce6">
            <text:p>Capacitor</text:p>
          </table:table-cell>
          <table:table-cell office:value-type="string" table:style-name="ce26">
            <text:p>0,01uF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Capacitor</text:p>
          </table:table-cell>
          <table:table-cell office:value-type="string" table:style-name="ce1">
            <text:p>22nF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6">
            <text:p>Capacitor</text:p>
          </table:table-cell>
          <table:table-cell office:value-type="string" table:style-name="ce1">
            <text:p>0,022uF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Capacitor</text:p>
          </table:table-cell>
          <table:table-cell office:value-type="string" table:style-name="ce26">
            <text:p>2n2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Capacitor</text:p>
          </table:table-cell>
          <table:table-cell office:value-type="string" table:style-name="ce1">
            <text:p>100nF</text:p>
          </table:table-cell>
          <table:table-cell office:value-type="float" office:value="6" table:style-name="ce1">
            <text:p>6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6">
            <text:p>Resistor</text:p>
          </table:table-cell>
          <table:table-cell office:value-type="float" office:value="1000" table:style-name="ce7">
            <text:p>1.00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Capacitor</text:p>
          </table:table-cell>
          <table:table-cell office:value-type="string" table:style-name="ce26">
            <text:p>4n7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Capacitor</text:p>
          </table:table-cell>
          <table:table-cell office:value-type="string" table:style-name="ce1">
            <text:p>47nF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6">
            <text:p>Resistor</text:p>
          </table:table-cell>
          <table:table-cell office:value-type="float" office:value="820" table:style-name="ce7">
            <text:p>82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Capacitor</text:p>
          </table:table-cell>
          <table:table-cell office:value-type="string" table:style-name="ce26">
            <text:p>220p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Capacitor</text:p>
          </table:table-cell>
          <table:table-cell office:value-type="string" table:style-name="ce1">
            <text:p>15nF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6">
            <text:p>Resistor</text:p>
          </table:table-cell>
          <table:table-cell office:value-type="float" office:value="470" table:style-name="ce7">
            <text:p>47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82" table:style-name="ce7">
            <text:p>82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Capacitor</text:p>
          </table:table-cell>
          <table:table-cell office:value-type="string" table:style-name="ce1">
            <text:p>10nF</text:p>
          </table:table-cell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1"/>
          <table:table-cell office:value-type="string" table:style-name="ce6">
            <text:p>Resistor</text:p>
          </table:table-cell>
          <table:table-cell office:value-type="float" office:value="300" table:style-name="ce7">
            <text:p>30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56" table:style-name="ce7">
            <text:p>56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620" table:style-name="ce7">
            <text:p>620</text:p>
          </table:table-cell>
          <table:table-cell office:value-type="float" office:value="2" table:style-name="ce26">
            <text:p>2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1"/>
          <table:table-cell office:value-type="string" table:style-name="ce6">
            <text:p>Resistor</text:p>
          </table:table-cell>
          <table:table-cell office:value-type="float" office:value="100000" table:style-name="ce7">
            <text:p>100.00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36" table:style-name="ce7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6200" table:style-name="ce7">
            <text:p>6.200</text:p>
          </table:table-cell>
          <table:table-cell office:value-type="float" office:value="2" table:style-name="ce26">
            <text:p>2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1"/>
          <table:table-cell office:value-type="string" table:style-name="ce6">
            <text:p>Resistor</text:p>
          </table:table-cell>
          <table:table-cell office:value-type="float" office:value="82000" table:style-name="ce7">
            <text:p>82.00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33" table:style-name="ce7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12000" table:style-name="ce7">
            <text:p>12.000</text:p>
          </table:table-cell>
          <table:table-cell office:value-type="float" office:value="2" table:style-name="ce26">
            <text:p>2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1"/>
          <table:table-cell office:value-type="string" table:style-name="ce6">
            <text:p>Resistor</text:p>
          </table:table-cell>
          <table:table-cell office:value-type="float" office:value="62000" table:style-name="ce7">
            <text:p>62.00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27" table:style-name="ce7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39000" table:style-name="ce27">
            <text:p>39.000</text:p>
          </table:table-cell>
          <table:table-cell office:value-type="float" office:value="1" table:style-name="ce26">
            <text:p>1</text:p>
          </table:table-cell>
          <table:table-cell table:number-columns-repeated="16372" table:style-name="ce1"/>
        </table:table-row>
        <table:table-row table:style-name="ro2">
          <table:table-cell table:number-columns-repeated="3" table:style-name="ce1"/>
          <table:table-cell office:value-type="string" table:style-name="ce6">
            <text:p>Resistor</text:p>
          </table:table-cell>
          <table:table-cell office:value-type="float" office:value="43000" table:style-name="ce7">
            <text:p>43.00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22" table:style-name="ce7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string" table:style-name="ce1">
            <text:p>4M7</text:p>
          </table:table-cell>
          <table:table-cell office:value-type="float" office:value="8" table:style-name="ce26">
            <text:p>8</text:p>
          </table:table-cell>
          <table:table-cell table:number-columns-repeated="16372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float" office:value="3300" table:style-name="ce7">
            <text:p>3.30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20" table:style-name="ce7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float" office:value="1800" table:style-name="ce7">
            <text:p>1.80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16" table:style-name="ce7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float" office:value="10000" table:style-name="ce7">
            <text:p>10.00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240000" table:style-name="ce7">
            <text:p>240.0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float" office:value="1200" table:style-name="ce27">
            <text:p>1.20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180000" table:style-name="ce7">
            <text:p>180.0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style-name="ce7"/>
          <table:table-cell table:style-name="ce1"/>
          <table:table-cell office:value-type="string" table:style-name="ce6">
            <text:p>Resistor</text:p>
          </table:table-cell>
          <table:table-cell office:value-type="float" office:value="5100" table:style-name="ce27">
            <text:p>5.10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120000" table:style-name="ce7">
            <text:p>120.0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Rotary Switch</text:p>
          </table:table-cell>
          <table:table-cell office:value-type="string" table:style-name="ce1">
            <text:p>12 Pos. / 3 Pole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56000" table:style-name="ce7">
            <text:p>56.0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Switch</text:p>
          </table:table-cell>
          <table:table-cell office:value-type="string" table:style-name="ce1">
            <text:p>3 Way / 2 pole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Resistor</text:p>
          </table:table-cell>
          <table:table-cell office:value-type="float" office:value="56000" table:style-name="ce7">
            <text:p>56.0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string" table:style-name="ce1">
            <text:p>4M7</text:p>
          </table:table-cell>
          <table:table-cell office:value-type="float" office:value="8" table:style-name="ce1">
            <text:p>8</text:p>
          </table:table-cell>
          <table:table-cell office:value-type="string" table:style-name="ce6">
            <text:p>Resistor</text:p>
          </table:table-cell>
          <table:table-cell office:value-type="float" office:value="43000" table:style-name="ce7">
            <text:p>43.0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table:style-name="ce6"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float" office:value="39000" table:style-name="ce7">
            <text:p>39.0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table:style-name="ce6"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float" office:value="30000" table:style-name="ce7">
            <text:p>30.0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table:style-name="ce6"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float" office:value="3900" table:style-name="ce7">
            <text:p>3.9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table:style-name="ce6"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float" office:value="16000" table:style-name="ce7">
            <text:p>16.0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2" table:style-name="ro2">
          <table:table-cell/>
          <table:table-cell table:number-columns-repeated="2" table:style-name="ce1"/>
          <table:table-cell table:style-name="ce6"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float" office:value="4700" table:style-name="ce7">
            <text:p>4.7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table:style-name="ce6"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float" office:value="3200" table:style-name="ce7">
            <text:p>3.2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/>
          <table:table-cell table:number-columns-repeated="2" table:style-name="ce1"/>
          <table:table-cell table:style-name="ce6"/>
          <table:table-cell table:number-columns-repeated="2" table:style-name="ce1"/>
          <table:table-cell office:value-type="string" table:style-name="ce6">
            <text:p>Resistor</text:p>
          </table:table-cell>
          <table:table-cell office:value-type="float" office:value="2400" table:style-name="ce7">
            <text:p>2.4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6">
            <text:p>Resistor</text:p>
          </table:table-cell>
          <table:table-cell office:value-type="float" office:value="1000" table:style-name="ce7">
            <text:p>1.0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6">
            <text:p>Resistor</text:p>
          </table:table-cell>
          <table:table-cell office:value-type="float" office:value="1200" table:style-name="ce7">
            <text:p>1.2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6">
            <text:p>Resistor</text:p>
          </table:table-cell>
          <table:table-cell office:value-type="float" office:value="8200" table:style-name="ce28">
            <text:p>82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6">
            <text:p>Resistor</text:p>
          </table:table-cell>
          <table:table-cell office:value-type="float" office:value="2700" table:style-name="ce27">
            <text:p>2.70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6">
            <text:p>Resistor</text:p>
          </table:table-cell>
          <table:table-cell office:value-type="float" office:value="6800" table:style-name="ce27">
            <text:p>6.800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6">
            <text:p>Potentiometer</text:p>
          </table:table-cell>
          <table:table-cell office:value-type="string" table:style-name="ce1">
            <text:p>10k linear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6">
            <text:p>Rotary Switch</text:p>
          </table:table-cell>
          <table:table-cell office:value-type="string" table:style-name="ce1">
            <text:p>12 Pos. / 2 Pole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6">
            <text:p>Switch</text:p>
          </table:table-cell>
          <table:table-cell office:value-type="string" table:style-name="ce1">
            <text:p>3 Way / 1 pole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6">
            <text:p>Resistor</text:p>
          </table:table-cell>
          <table:table-cell office:value-type="string" table:style-name="ce1">
            <text:p>220k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2">
          <table:table-cell table:number-columns-repeated="6"/>
          <table:table-cell office:value-type="string" table:style-name="ce6">
            <text:p>Resistor</text:p>
          </table:table-cell>
          <table:table-cell office:value-type="string" table:style-name="ce1">
            <text:p>4M7</text:p>
          </table:table-cell>
          <table:table-cell office:value-type="float" office:value="6" table:style-name="ce1">
            <text:p>6</text:p>
          </table:table-cell>
          <table:table-cell table:number-columns-repeated="16375"/>
        </table:table-row>
        <table:table-row table:number-rows-repeated="1048534" table:style-name="ro2">
          <table:table-cell table:number-columns-repeated="16384"/>
        </table:table-row>
      </table:table>
      <table:table table:name="Gyrator_Value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" table:number-columns-repeated="16374" table:default-cell-style-name="ce1"/>
        <table:table-row table:style-name="ro2">
          <table:table-cell office:value-type="string" table:style-name="ce3">
            <text:p>Original Inductor</text:p>
          </table:table-cell>
          <table:table-cell office:value-type="string" table:style-name="ce4">
            <text:p>Inductance in H</text:p>
          </table:table-cell>
          <table:table-cell office:value-type="string" table:style-name="ce5">
            <text:p>Resistance in Ohms</text:p>
          </table:table-cell>
          <table:table-cell office:value-type="string" table:style-name="ce3">
            <text:p>R1 in Ohms (E24)</text:p>
          </table:table-cell>
          <table:table-cell office:value-type="string" table:style-name="ce4">
            <text:p>C1 in nF</text:p>
          </table:table-cell>
          <table:table-cell office:value-type="string" table:style-name="ce20">
            <text:p>ideal R2</text:p>
          </table:table-cell>
          <table:table-cell office:value-type="string" table:style-name="ce4">
            <text:p>R2 in Ohms (E24)</text:p>
          </table:table-cell>
          <table:table-cell office:value-type="string" table:style-name="ce4">
            <text:p>add. R2 in Ohms (E24)</text:p>
          </table:table-cell>
          <table:table-cell office:value-type="string" table:style-name="ce4">
            <text:p>Inductance in H</text:p>
          </table:table-cell>
          <table:table-cell office:value-type="string" table:style-name="ce5">
            <text:p>error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T1295</text:p>
          </table:table-cell>
          <table:table-cell office:value-type="float" office:value="10" table:style-name="ce12">
            <text:p>10,000</text:p>
          </table:table-cell>
          <table:table-cell office:value-type="float" office:value="1000" table:style-name="ce8">
            <text:p>1.000</text:p>
          </table:table-cell>
          <table:table-cell office:value-type="float" office:value="1000" table:style-name="ce14">
            <text:p>1.000</text:p>
          </table:table-cell>
          <table:table-cell office:value-type="float" office:value="100" table:style-name="ce7">
            <text:p>100</text:p>
          </table:table-cell>
          <table:table-cell office:value-type="float" office:value="100000" table:formula="of:=([.B2]*10^9)/([.D2]*[.E2])" table:style-name="ce21">
            <text:p>100.000</text:p>
          </table:table-cell>
          <table:table-cell office:value-type="float" office:value="100000" table:style-name="ce7">
            <text:p>100.000</text:p>
          </table:table-cell>
          <table:table-cell table:style-name="ce7"/>
          <table:table-cell office:value-type="float" office:value="10" table:formula="of:=(100*[.D2]*([.G2]+[.H2]))/10^9" table:style-name="ce15">
            <text:p>10,000</text:p>
          </table:table-cell>
          <table:table-cell office:value-type="percentage" office:value="0" table:formula="of:=([.B2]-[.I2])/[.B2]" table:style-name="ce30">
            <text:p>0,000%</text:p>
          </table:table-cell>
          <table:table-cell table:number-columns-repeated="16374"/>
        </table:table-row>
        <table:table-row table:style-name="ro2">
          <table:table-cell table:style-name="ce6"/>
          <table:table-cell office:value-type="float" office:value="7" table:style-name="ce12">
            <text:p>7,000</text:p>
          </table:table-cell>
          <table:table-cell office:value-type="float" office:value="800" table:style-name="ce8">
            <text:p>800</text:p>
          </table:table-cell>
          <table:table-cell office:value-type="float" office:value="820" table:style-name="ce14">
            <text:p>820</text:p>
          </table:table-cell>
          <table:table-cell office:value-type="float" office:value="100" table:style-name="ce7">
            <text:p>100</text:p>
          </table:table-cell>
          <table:table-cell office:value-type="float" office:value="85365.85365853658" table:formula="of:=([.B3]*10^9)/([.D3]*[.E3])" table:style-name="ce21">
            <text:p>85.366</text:p>
          </table:table-cell>
          <table:table-cell office:value-type="float" office:value="82000" table:style-name="ce7">
            <text:p>82.000</text:p>
          </table:table-cell>
          <table:table-cell office:value-type="float" office:value="3300" table:style-name="ce7">
            <text:p>3.300</text:p>
          </table:table-cell>
          <table:table-cell office:value-type="float" office:value="6.9946000000000002" table:formula="of:=(100*[.D3]*([.G3]+[.H3]))/10^9" table:style-name="ce15">
            <text:p>6,995</text:p>
          </table:table-cell>
          <table:table-cell office:value-type="percentage" office:value="7.7142857142854988E-4" table:formula="of:=([.B3]-[.I3])/[.B3]" table:style-name="ce30">
            <text:p>0,077%</text:p>
          </table:table-cell>
          <table:table-cell table:number-columns-repeated="16374"/>
        </table:table-row>
        <table:table-row table:style-name="ro2">
          <table:table-cell table:style-name="ce6"/>
          <table:table-cell office:value-type="float" office:value="3" table:style-name="ce12">
            <text:p>3,000</text:p>
          </table:table-cell>
          <table:table-cell office:value-type="float" office:value="490" table:style-name="ce8">
            <text:p>490</text:p>
          </table:table-cell>
          <table:table-cell office:value-type="float" office:value="470" table:style-name="ce14">
            <text:p>470</text:p>
          </table:table-cell>
          <table:table-cell office:value-type="float" office:value="100" table:style-name="ce7">
            <text:p>100</text:p>
          </table:table-cell>
          <table:table-cell office:value-type="float" office:value="63829.787234042553" table:formula="of:=([.B4]*10^9)/([.D4]*[.E4])" table:style-name="ce21">
            <text:p>63.830</text:p>
          </table:table-cell>
          <table:table-cell office:value-type="float" office:value="62000" table:style-name="ce7">
            <text:p>62.000</text:p>
          </table:table-cell>
          <table:table-cell office:value-type="float" office:value="1800" table:style-name="ce7">
            <text:p>1.800</text:p>
          </table:table-cell>
          <table:table-cell office:value-type="float" office:value="2.9986000000000002" table:formula="of:=(100*[.D4]*([.G4]+[.H4]))/10^9" table:style-name="ce15">
            <text:p>2,999</text:p>
          </table:table-cell>
          <table:table-cell office:value-type="percentage" office:value="4.6666666666661527E-4" table:formula="of:=([.B4]-[.I4])/[.B4]" table:style-name="ce30">
            <text:p>0,047%</text:p>
          </table:table-cell>
          <table:table-cell table:number-columns-repeated="16374"/>
        </table:table-row>
        <table:table-row table:style-name="ro2">
          <table:table-cell table:style-name="ce9"/>
          <table:table-cell office:value-type="float" office:value="1.3" table:style-name="ce13">
            <text:p>1,300</text:p>
          </table:table-cell>
          <table:table-cell office:value-type="float" office:value="310" table:style-name="ce11">
            <text:p>310</text:p>
          </table:table-cell>
          <table:table-cell office:value-type="float" office:value="300" table:style-name="ce17">
            <text:p>300</text:p>
          </table:table-cell>
          <table:table-cell office:value-type="float" office:value="100" table:style-name="ce10">
            <text:p>100</text:p>
          </table:table-cell>
          <table:table-cell office:value-type="float" office:value="43333.333333333336" table:formula="of:=([.B5]*10^9)/([.D5]*[.E5])" table:style-name="ce22">
            <text:p>43.333</text:p>
          </table:table-cell>
          <table:table-cell office:value-type="float" office:value="43000" table:style-name="ce10">
            <text:p>43.000</text:p>
          </table:table-cell>
          <table:table-cell table:style-name="ce10"/>
          <table:table-cell office:value-type="float" office:value="1.29" table:formula="of:=(100*[.D5]*([.G5]+[.H5]))/10^9" table:style-name="ce18">
            <text:p>1,290</text:p>
          </table:table-cell>
          <table:table-cell office:value-type="percentage" office:value="7.6923076923076988E-3" table:formula="of:=([.B5]-[.I5])/[.B5]" table:style-name="ce31">
            <text:p>0,769%</text:p>
          </table:table-cell>
          <table:table-cell table:number-columns-repeated="16374" table:style-name="ce23"/>
        </table:table-row>
        <table:table-row table:style-name="ro2">
          <table:table-cell office:value-type="string" table:style-name="ce6">
            <text:p>T1530</text:p>
          </table:table-cell>
          <table:table-cell office:value-type="float" office:value="2" table:style-name="ce12">
            <text:p>2,000</text:p>
          </table:table-cell>
          <table:table-cell office:value-type="float" office:value="85" table:style-name="ce8">
            <text:p>85</text:p>
          </table:table-cell>
          <table:table-cell office:value-type="float" office:value="82" table:style-name="ce14">
            <text:p>82</text:p>
          </table:table-cell>
          <table:table-cell office:value-type="float" office:value="100" table:style-name="ce7">
            <text:p>100</text:p>
          </table:table-cell>
          <table:table-cell office:value-type="float" office:value="243902.43902439025" table:formula="of:=([.B6]*10^9)/([.D6]*[.E6])" table:style-name="ce21">
            <text:p>243.902</text:p>
          </table:table-cell>
          <table:table-cell office:value-type="float" office:value="240000" table:style-name="ce7">
            <text:p>240.000</text:p>
          </table:table-cell>
          <table:table-cell office:value-type="float" office:value="3900" table:style-name="ce7">
            <text:p>3.900</text:p>
          </table:table-cell>
          <table:table-cell office:value-type="float" office:value="1.9999800000000001" table:formula="of:=(100*[.D6]*([.G6]+[.H6]))/10^9" table:style-name="ce15">
            <text:p>2,000</text:p>
          </table:table-cell>
          <table:table-cell office:value-type="percentage" office:value="9.9999999999544897E-6" table:formula="of:=([.B6]-[.I6])/[.B6]" table:style-name="ce30">
            <text:p>0,001%</text:p>
          </table:table-cell>
          <table:table-cell table:number-columns-repeated="16374"/>
        </table:table-row>
        <table:table-row table:style-name="ro2">
          <table:table-cell table:style-name="ce6"/>
          <table:table-cell office:value-type="float" office:value="1.1000000000000001" table:style-name="ce12">
            <text:p>1,100</text:p>
          </table:table-cell>
          <table:table-cell office:value-type="float" office:value="59" table:style-name="ce8">
            <text:p>59</text:p>
          </table:table-cell>
          <table:table-cell office:value-type="float" office:value="56" table:style-name="ce14">
            <text:p>56</text:p>
          </table:table-cell>
          <table:table-cell office:value-type="float" office:value="100" table:style-name="ce7">
            <text:p>100</text:p>
          </table:table-cell>
          <table:table-cell office:value-type="float" office:value="196428.57142857142" table:formula="of:=([.B7]*10^9)/([.D7]*[.E7])" table:style-name="ce21">
            <text:p>196.429</text:p>
          </table:table-cell>
          <table:table-cell office:value-type="float" office:value="180000" table:style-name="ce7">
            <text:p>180.000</text:p>
          </table:table-cell>
          <table:table-cell office:value-type="float" office:value="16000" table:style-name="ce7">
            <text:p>16.000</text:p>
          </table:table-cell>
          <table:table-cell office:value-type="float" office:value="1.0975999999999999" table:formula="of:=(100*[.D7]*([.G7]+[.H7]))/10^9" table:style-name="ce15">
            <text:p>1,098</text:p>
          </table:table-cell>
          <table:table-cell office:value-type="percentage" office:value="2.181818181818345E-3" table:formula="of:=([.B7]-[.I7])/[.B7]" table:style-name="ce30">
            <text:p>0,218%</text:p>
          </table:table-cell>
          <table:table-cell table:number-columns-repeated="16374"/>
        </table:table-row>
        <table:table-row table:style-name="ro2">
          <table:table-cell table:style-name="ce9"/>
          <table:table-cell office:value-type="float" office:value="0.45" table:style-name="ce13">
            <text:p>0,450</text:p>
          </table:table-cell>
          <table:table-cell office:value-type="float" office:value="35" table:style-name="ce11">
            <text:p>35</text:p>
          </table:table-cell>
          <table:table-cell office:value-type="float" office:value="36" table:style-name="ce17">
            <text:p>36</text:p>
          </table:table-cell>
          <table:table-cell office:value-type="float" office:value="100" table:style-name="ce10">
            <text:p>100</text:p>
          </table:table-cell>
          <table:table-cell office:value-type="float" office:value="125000" table:formula="of:=([.B8]*10^9)/([.D8]*[.E8])" table:style-name="ce22">
            <text:p>125.000</text:p>
          </table:table-cell>
          <table:table-cell office:value-type="float" office:value="120000" table:style-name="ce10">
            <text:p>120.000</text:p>
          </table:table-cell>
          <table:table-cell office:value-type="float" office:value="4700" table:style-name="ce10">
            <text:p>4.700</text:p>
          </table:table-cell>
          <table:table-cell office:value-type="float" office:value="0.44891999999999999" table:formula="of:=(100*[.D8]*([.G8]+[.H8]))/10^9" table:style-name="ce18">
            <text:p>0,449</text:p>
          </table:table-cell>
          <table:table-cell office:value-type="percentage" office:value="2.4000000000000562E-3" table:formula="of:=([.B8]-[.I8])/[.B8]" table:style-name="ce31">
            <text:p>0,240%</text:p>
          </table:table-cell>
          <table:table-cell table:number-columns-repeated="16374" table:style-name="ce23"/>
        </table:table-row>
        <table:table-row table:style-name="ro2">
          <table:table-cell office:value-type="string" table:style-name="ce6">
            <text:p>T1280</text:p>
          </table:table-cell>
          <table:table-cell office:value-type="float" office:value="0.2" table:style-name="ce12">
            <text:p>0,200</text:p>
          </table:table-cell>
          <table:table-cell office:value-type="float" office:value="32" table:style-name="ce8">
            <text:p>32</text:p>
          </table:table-cell>
          <table:table-cell office:value-type="float" office:value="33" table:style-name="ce14">
            <text:p>33</text:p>
          </table:table-cell>
          <table:table-cell office:value-type="float" office:value="100" table:style-name="ce7">
            <text:p>100</text:p>
          </table:table-cell>
          <table:table-cell office:value-type="float" office:value="60606.060606060608" table:formula="of:=([.B9]*10^9)/([.D9]*[.E9])" table:style-name="ce21">
            <text:p>60.606</text:p>
          </table:table-cell>
          <table:table-cell office:value-type="float" office:value="56000" table:style-name="ce7">
            <text:p>56.000</text:p>
          </table:table-cell>
          <table:table-cell office:value-type="float" office:value="4700" table:style-name="ce7">
            <text:p>4.700</text:p>
          </table:table-cell>
          <table:table-cell office:value-type="float" office:value="0.20030999999999999" table:formula="of:=(100*[.D9]*([.G9]+[.H9]))/10^9" table:style-name="ce15">
            <text:p>0,200</text:p>
          </table:table-cell>
          <table:table-cell office:value-type="percentage" office:value="-1.5499999999998848E-3" table:formula="of:=([.B9]-[.I9])/[.B9]" table:style-name="ce30">
            <text:p>-0,155%</text:p>
          </table:table-cell>
          <table:table-cell table:number-columns-repeated="16374"/>
        </table:table-row>
        <table:table-row table:style-name="ro2">
          <table:table-cell table:style-name="ce6"/>
          <table:table-cell office:value-type="float" office:value="0.16" table:style-name="ce12">
            <text:p>0,160</text:p>
          </table:table-cell>
          <table:table-cell office:value-type="float" office:value="28" table:style-name="ce8">
            <text:p>28</text:p>
          </table:table-cell>
          <table:table-cell office:value-type="float" office:value="27" table:style-name="ce14">
            <text:p>27</text:p>
          </table:table-cell>
          <table:table-cell office:value-type="float" office:value="100" table:style-name="ce7">
            <text:p>100</text:p>
          </table:table-cell>
          <table:table-cell office:value-type="float" office:value="59259.259259259263" table:formula="of:=([.B10]*10^9)/([.D10]*[.E10])" table:style-name="ce21">
            <text:p>59.259</text:p>
          </table:table-cell>
          <table:table-cell office:value-type="float" office:value="56000" table:style-name="ce7">
            <text:p>56.000</text:p>
          </table:table-cell>
          <table:table-cell office:value-type="float" office:value="3200" table:style-name="ce7">
            <text:p>3.200</text:p>
          </table:table-cell>
          <table:table-cell office:value-type="float" office:value="0.15984000000000001" table:formula="of:=(100*[.D10]*([.G10]+[.H10]))/10^9" table:style-name="ce15">
            <text:p>0,160</text:p>
          </table:table-cell>
          <table:table-cell office:value-type="percentage" office:value="9.9999999999995925E-4" table:formula="of:=([.B10]-[.I10])/[.B10]" table:style-name="ce30">
            <text:p>0,100%</text:p>
          </table:table-cell>
          <table:table-cell table:number-columns-repeated="16374"/>
        </table:table-row>
        <table:table-row table:style-name="ro2">
          <table:table-cell table:style-name="ce6"/>
          <table:table-cell office:value-type="float" office:value="0.1" table:style-name="ce12">
            <text:p>0,100</text:p>
          </table:table-cell>
          <table:table-cell office:value-type="float" office:value="22" table:style-name="ce8">
            <text:p>22</text:p>
          </table:table-cell>
          <table:table-cell office:value-type="float" office:value="22" table:style-name="ce14">
            <text:p>22</text:p>
          </table:table-cell>
          <table:table-cell office:value-type="float" office:value="100" table:style-name="ce7">
            <text:p>100</text:p>
          </table:table-cell>
          <table:table-cell office:value-type="float" office:value="45454.545454545456" table:formula="of:=([.B11]*10^9)/([.D11]*[.E11])" table:style-name="ce21">
            <text:p>45.455</text:p>
          </table:table-cell>
          <table:table-cell office:value-type="float" office:value="43000" table:style-name="ce7">
            <text:p>43.000</text:p>
          </table:table-cell>
          <table:table-cell office:value-type="float" office:value="2400" table:style-name="ce7">
            <text:p>2.400</text:p>
          </table:table-cell>
          <table:table-cell office:value-type="float" office:value="9.9879999999999997E-2" table:formula="of:=(100*[.D11]*([.G11]+[.H11]))/10^9" table:style-name="ce15">
            <text:p>0,100</text:p>
          </table:table-cell>
          <table:table-cell office:value-type="percentage" office:value="1.2000000000000899E-3" table:formula="of:=([.B11]-[.I11])/[.B11]" table:style-name="ce30">
            <text:p>0,120%</text:p>
          </table:table-cell>
          <table:table-cell table:number-columns-repeated="16374"/>
        </table:table-row>
        <table:table-row table:style-name="ro2">
          <table:table-cell table:style-name="ce6"/>
          <table:table-cell office:value-type="float" office:value="0.08" table:style-name="ce12">
            <text:p>0,08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100" table:style-name="ce7">
            <text:p>100</text:p>
          </table:table-cell>
          <table:table-cell office:value-type="float" office:value="40000" table:formula="of:=([.B12]*10^9)/([.D12]*[.E12])" table:style-name="ce21">
            <text:p>40.000</text:p>
          </table:table-cell>
          <table:table-cell office:value-type="float" office:value="39000" table:style-name="ce7">
            <text:p>39.000</text:p>
          </table:table-cell>
          <table:table-cell office:value-type="float" office:value="1000" table:style-name="ce7">
            <text:p>1.000</text:p>
          </table:table-cell>
          <table:table-cell office:value-type="float" office:value="0.08" table:formula="of:=(100*[.D12]*([.G12]+[.H12]))/10^9" table:style-name="ce15">
            <text:p>0,080</text:p>
          </table:table-cell>
          <table:table-cell office:value-type="percentage" office:value="0" table:formula="of:=([.B12]-[.I12])/[.B12]" table:style-name="ce30">
            <text:p>0,000%</text:p>
          </table:table-cell>
          <table:table-cell table:number-columns-repeated="16374"/>
        </table:table-row>
        <table:table-row table:style-name="ro2">
          <table:table-cell table:style-name="ce9"/>
          <table:table-cell office:value-type="float" office:value="0.05" table:style-name="ce13">
            <text:p>0,050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7">
            <text:p>16</text:p>
          </table:table-cell>
          <table:table-cell office:value-type="float" office:value="100" table:style-name="ce10">
            <text:p>100</text:p>
          </table:table-cell>
          <table:table-cell office:value-type="float" office:value="31250" table:formula="of:=([.B13]*10^9)/([.D13]*[.E13])" table:style-name="ce22">
            <text:p>31.250</text:p>
          </table:table-cell>
          <table:table-cell office:value-type="float" office:value="30000" table:style-name="ce10">
            <text:p>30.000</text:p>
          </table:table-cell>
          <table:table-cell office:value-type="float" office:value="1200" table:style-name="ce10">
            <text:p>1.200</text:p>
          </table:table-cell>
          <table:table-cell office:value-type="float" office:value="4.9919999999999999E-2" table:formula="of:=(100*[.D13]*([.G13]+[.H13]))/10^9" table:style-name="ce18">
            <text:p>0,050</text:p>
          </table:table-cell>
          <table:table-cell office:value-type="percentage" office:value="1.6000000000000736E-3" table:formula="of:=([.B13]-[.I13])/[.B13]" table:style-name="ce31">
            <text:p>0,160%</text:p>
          </table:table-cell>
          <table:table-cell table:number-columns-repeated="16374"/>
        </table:table-row>
        <table:table-row table:style-name="ro2">
          <table:table-cell table:style-name="ce1"/>
          <table:table-cell table:number-columns-repeated="7" table:style-name="ce2"/>
          <table:table-cell table:number-columns-repeated="16376" table:style-name="ce1"/>
        </table:table-row>
        <table:table-row table:number-rows-repeated="1048562" table:style-name="ro2">
          <table:table-cell table:number-columns-repeated="16384"/>
        </table:table-row>
      </table:table>
      <table:database-ranges>
        <table:database-range table:target-range-address="Bill_of_Materials.A2:Bill_of_Materials.F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percentage-style style:name="N38">
      <number:number number:decimal-places="3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C6EFCE"/>
      <style:text-properties fo:color="#006100"/>
    </style:style>
    <style:style style:name="cf2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Robert</meta:initial-creator>
    <dc:creator>Robert</dc:creator>
    <meta:creation-date>2018-10-02T13:49:41Z</meta:creation-date>
    <dc:date>2018-10-06T22:32:29Z</dc:date>
    <meta:editing-duration>PT0S</meta:editing-duration>
  </office:meta>
</office:document-meta>
</file>